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fo:font-weight="bold" officeooo:rsid="00412ac4" officeooo:paragraph-rsid="000b4da6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bold" officeooo:rsid="000b4da6" officeooo:paragraph-rsid="000b4da6" style:font-weight-asian="bold" style:font-weight-complex="bold"/>
    </style:style>
    <style:style style:name="P3" style:family="paragraph" style:parent-style-name="Standard">
      <style:paragraph-properties fo:line-height="200%"/>
      <style:text-properties fo:font-weight="bold" officeooo:rsid="000b7ad8" officeooo:paragraph-rsid="000b7ad8" style:font-weight-asian="bold" style:font-weight-complex="bold"/>
    </style:style>
    <style:style style:name="P4" style:family="paragraph" style:parent-style-name="Standard">
      <style:paragraph-properties fo:line-height="200%"/>
      <style:text-properties officeooo:paragraph-rsid="001154b7"/>
    </style:style>
    <style:style style:name="P5" style:family="paragraph" style:parent-style-name="Heading_20_1">
      <style:paragraph-properties fo:break-before="page"/>
      <style:text-properties fo:font-size="16pt" officeooo:paragraph-rsid="000b4da6" style:font-size-asian="16pt" style:font-size-complex="16pt"/>
    </style:style>
    <style:style style:name="P6" style:family="paragraph" style:parent-style-name="Standard" style:list-style-name="L1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7" style:family="paragraph" style:parent-style-name="Standard" style:list-style-name="L2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8" style:family="paragraph" style:parent-style-name="Standard" style:list-style-name="L4">
      <style:paragraph-properties fo:line-height="200%"/>
      <style:text-properties fo:font-weight="normal" officeooo:rsid="000b7ad8" officeooo:paragraph-rsid="000b7ad8" style:font-weight-asian="normal" style:font-weight-complex="normal"/>
    </style:style>
    <style:style style:name="P9" style:family="paragraph" style:parent-style-name="Standard" style:list-style-name="L3">
      <style:paragraph-properties fo:line-height="200%"/>
      <style:text-properties officeooo:paragraph-rsid="000b4da6"/>
    </style:style>
    <style:style style:name="T1" style:family="text">
      <style:text-properties officeooo:rsid="000d67bf"/>
    </style:style>
    <style:style style:name="T2" style:family="text">
      <style:text-properties fo:font-style="italic" officeooo:rsid="000d67bf" style:font-style-asian="italic" style:font-style-complex="italic"/>
    </style:style>
    <style:style style:name="T3" style:family="text">
      <style:text-properties fo:font-style="italic" officeooo:rsid="001154b7" style:font-style-asian="italic" style:font-style-complex="italic"/>
    </style:style>
    <style:style style:name="T4" style:family="text">
      <style:text-properties fo:font-style="normal" officeooo:rsid="000d67bf" style:font-style-asian="normal" style:font-style-complex="normal"/>
    </style:style>
    <style:style style:name="T5" style:family="text">
      <style:text-properties fo:font-style="normal" officeooo:rsid="001154b7" style:font-style-asian="normal" style:font-style-complex="normal"/>
    </style:style>
    <style:style style:name="T6" style:family="text">
      <style:text-properties fo:font-style="normal" officeooo:rsid="00412ac4" style:font-style-asian="normal" style:font-style-complex="normal"/>
    </style:style>
    <style:style style:name="T7" style:family="text">
      <style:text-properties officeooo:rsid="001154b7"/>
    </style:style>
    <style:style style:name="T8" style:family="text">
      <style:text-properties officeooo:rsid="00412ac4"/>
    </style:style>
    <style:style style:name="T9" style:family="text">
      <style:text-properties fo:font-weight="normal" officeooo:rsid="000b7ad8" style:font-weight-asian="normal" style:font-weight-complex="normal"/>
    </style:style>
    <style:style style:name="T10" style:family="text">
      <style:text-properties fo:font-weight="normal" officeooo:rsid="000b4da6" style:font-weight-asian="normal" style:font-weight-complex="normal"/>
    </style:style>
    <style:style style:name="T11" style:family="text">
      <style:text-properties fo:font-weight="normal" officeooo:rsid="001154b7" style:font-weight-asian="normal" style:font-weight-complex="normal"/>
    </style:style>
    <style:style style:name="T12" style:family="text">
      <style:text-properties fo:font-weight="normal" officeooo:rsid="0012496b" style:font-weight-asian="normal" style:font-weight-complex="normal"/>
    </style:style>
    <style:style style:name="T13" style:family="text">
      <style:text-properties officeooo:rsid="0012496b"/>
    </style:style>
    <style:style style:name="T14" style:family="text">
      <style:text-properties officeooo:rsid="001442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__RefHeading___Toc13840_195140444"/>Contribution to original knowledge<text:bookmark-end text:name="__RefHeading___Toc13840_195140444"/></text:h>
      <text:p text:style-name="P4"><text:span text:style-name="T8">This manuscript-based thesis represents distinct contributions to original knowledge. </text:span><text:span text:style-name="T1">All chapters are either published or in preparation for submission. Chapter 1 is published in </text:span><text:span text:style-name="T2">Ecology Letters, </text:span><text:span text:style-name="T3">C</text:span><text:span text:style-name="T4">hapter 2 is published in </text:span><text:span text:style-name="T2">Global Ecology and </text:span><text:span text:style-name="T3">Biogeography</text:span><text:span text:style-name="T4">, </text:span><text:span text:style-name="T5">C</text:span><text:span text:style-name="T4">hapter 3 will be submitted to </text:span><text:span text:style-name="T3">Global Ecology and Biogeography</text:span><text:span text:style-name="T4">, and </text:span><text:span text:style-name="T5">C</text:span><text:span text:style-name="T4">hapter 4 will be submitted to </text:span><text:span text:style-name="T2">Current Biology</text:span><text:span text:style-name="T4">. </text:span><text:span text:style-name="T6">The</text:span><text:span text:style-name="T8"> following are, to the best of my knowledge, the most novel aspects of this thesis:</text:span></text:p>
      <text:p text:style-name="P1"/>
      <text:p text:style-name="P1">Chapter 1:</text:p>
      <text:list text:style-name="L1">
        <text:list-item>
          <text:p text:style-name="P6">I perform the first trait-based predictions of trophic interactions between terrestrial vertebrates, showing generalities in trait constrain<text:span text:style-name="T13">t</text:span>s across many taxa.</text:p>
        </text:list-item>
        <text:list-item>
          <text:p text:style-name="P6">This is the <text:span text:style-name="T13">largest-scale </text:span>example of trophic interaction prediction <text:span text:style-name="T13">to date </text:span>in terms of <text:span text:style-name="T14">the</text:span> number of species and space, showing the potential trait-based models to make first approximations of regional metawebs with limited data.</text:p>
        </text:list-item>
      </text:list>
      <text:p text:style-name="P2"/>
      <text:p text:style-name="P2">Chapter 2:</text:p>
      <text:list text:style-name="L2">
        <text:list-item>
          <text:p text:style-name="P7">I demonstrate, for the first time, the transferability of predictive model<text:span text:style-name="T7">s</text:span> of trophic interactions showing the generalities in trait relationships between terrestrial <text:span text:style-name="T7">vertebrate </text:span>predators and prey across ecosystems.</text:p>
        </text:list-item>
        <text:list-item>
          <text:p text:style-name="P7">I show how predictive model<text:span text:style-name="T13">s</text:span> of trophic interactions do not predict many food web properties, demonstrating the limit of these models to make network inferences.</text:p>
        </text:list-item>
      </text:list>
      <text:p text:style-name="P2"/>
      <text:p text:style-name="P2">Chapter 3:</text:p>
      <text:list text:style-name="L3">
        <text:list-item>
          <text:p text:style-name="P9"><text:span text:style-name="T9">I use for the first time bird distributions over their full annual cycle to</text:span><text:span text:style-name="T10"> relat</text:span><text:span text:style-name="T9">e</text:span><text:span text:style-name="T10"> bird traits, migration, and </text:span><text:span text:style-name="T12">the </text:span><text:span text:style-name="T10">degree </text:span><text:span text:style-name="T11">to which species track climate conditions</text:span><text:span text:style-name="T10">.</text:span></text:p>
        </text:list-item>
        <text:list-item>
          <text:p text:style-name="P9"><text:soft-page-break/><text:span text:style-name="T10">I explore </text:span><text:span text:style-name="T9">the consequences of the relationship</text:span><text:span text:style-name="T11">s</text:span><text:span text:style-name="T9"> between species trait</text:span><text:span text:style-name="T11">s</text:span><text:span text:style-name="T9"> and migratory behaviour </text:span><text:span text:style-name="T12">on </text:span><text:span text:style-name="T11">two</text:span><text:span text:style-name="T9"> ecogeographical rules </text:span><text:span text:style-name="T11">across seasons</text:span><text:span text:style-name="T9">: </text:span><text:span text:style-name="T11">the latitudinal diversity gradient and the temperature-body size rule.</text:span></text:p>
        </text:list-item>
      </text:list>
      <text:p text:style-name="P3"/>
      <text:p text:style-name="P3">Chapter 4:</text:p>
      <text:list text:style-name="L4">
        <text:list-item>
          <text:p text:style-name="P8">I show for the first time the relationship between human impact during bird migration and species trends across the entire assemblage of North American Birds.</text:p>
        </text:list-item>
        <text:list-item>
          <text:p text:style-name="P8">I explore the variations in <text:span text:style-name="T14">the</text:span> level of protection and human impact over North American birds’ full annual cyc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2:14.499761068</meta:creation-date>
    <meta:generator>LibreOffice/24.2.3.2$Linux_X86_64 LibreOffice_project/420$Build-2</meta:generator>
    <dc:date>2024-06-04T13:35:09.845669232</dc:date>
    <dc:creator>Dominique Caron</dc:creator>
    <meta:editing-duration>PT25M23S</meta:editing-duration>
    <meta:editing-cycles>10</meta:editing-cycles>
    <meta:document-statistic meta:table-count="0" meta:image-count="0" meta:object-count="0" meta:page-count="2" meta:paragraph-count="14" meta:word-count="297" meta:character-count="1953" meta:non-whitespace-character-count="1678"/>
  </office:meta>
</office:document-meta>
</file>